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7487" officeooo:paragraph-rsid="00177487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77487" officeooo:paragraph-rsid="00177487" style:font-size-asian="18pt" style:font-weight-asian="bold" style:font-size-complex="18pt" style:font-weight-complex="bold"/>
    </style:style>
    <style:style style:name="T1" style:family="text">
      <style:text-properties officeooo:rsid="001905e4"/>
    </style:style>
    <style:style style:name="T2" style:family="text">
      <style:text-properties officeooo:rsid="001963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图书馆管理系统借还模块详细设计</text:p>
      <text:p text:style-name="P1">一、概述</text:p>
      <text:p text:style-name="P1"><text:tab/>1、借阅</text:p>
      <text:p text:style-name="P1"><text:tab/><text:tab/>借阅的动作仅发生在查询图书后，借阅选定的图书。借阅不能单独作为一个功能，需要依赖查 <text:s/><text:tab/>询功能共同实现。</text:p>
      <text:p text:style-name="P1"><text:tab/><text:span text:style-name="T1">2、归还</text:span></text:p>
      <text:p text:style-name="P1"><text:tab/><text:tab/>归还图书动作可以发生在任何时间，当读者存在一本已借阅的图书，可以随时请求归还图书<text:tab/>（无论是否超期、是否为当天、是否欠费和锁定）。归还图书后，系统再进行是否超期等判断。</text:p>
      <text:p text:style-name="P1"><text:tab/><text:span text:style-name="T1">3、查询图书信息</text:span></text:p>
      <text:p text:style-name="P1"><text:tab/><text:tab/>查询图书信息功能属于信息模块内容，不再设计。</text:p>
      <text:p text:style-name="P1">二、算法设计</text:p>
      <text:p text:style-name="P1"><text:tab/><text:span text:style-name="T2">1、借阅</text:span></text:p>
      <text:p text:style-name="P1"><text:tab/><text:tab/>在查询到一个图书的信息后，点击借阅，系统将判断该读者是否符合借阅图书的条件，如符合<text:tab/>则跳转到借阅工作，如不符合则返回相应的错误信息。借阅时在在库的图书中选取流水号<text:tab/>（<text:span text:style-name="T2">BookNo</text:span>）最小<text:tab/>的图书借阅。借阅后，更新图书信息，将图书的状态更改为“已借阅”，更新图书应<text:tab/>还日期；更新数据库借阅表信息，添加一条借阅记录；更新读者信息，读者在借图书数量<text:span text:style-name="T2">+1。</text:span></text:p>
      <text:p text:style-name="P1"><text:tab/><text:span text:style-name="T2">2、归还</text:span></text:p>
      <text:p text:style-name="P1"><text:tab/><text:tab/>在读者请求归还图书后，系统首先生成一条图书归还记录，记录到数据库归还表中。然后，系<text:tab/>统比对应还日期，如不超期，则归还成功，返回成功提示，并跳转到归还页面。如超期，系统计算<text:tab/>罚款，更新该读者的罚款金额，并返回超期归还提示和本次罚款金额、总计罚款金额，并跳转到归<text:tab/>还页面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0:44:39.673680977</meta:creation-date>
    <dc:date>2015-11-05T11:40:58.437090092</dc:date>
    <meta:editing-duration>PT10M58S</meta:editing-duration>
    <meta:editing-cycles>1</meta:editing-cycles>
    <meta:document-statistic meta:table-count="0" meta:image-count="0" meta:object-count="0" meta:page-count="1" meta:paragraph-count="13" meta:word-count="496" meta:character-count="528" meta:non-whitespace-character-count="502"/>
    <meta:generator>LibreOffice/4.2.8.2$Linux_X86_64 LibreOffice_project/420m0$Build-2</meta:generator>
  </office:meta>
</office:document-meta>
</file>